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6.04pt"/>
    </style:style>
    <style:style style:name="co2" style:family="table-column">
      <style:table-column-properties fo:break-before="auto" style:column-width="80.16pt"/>
    </style:style>
    <style:style style:name="co3" style:family="table-column">
      <style:table-column-properties fo:break-before="auto" style:column-width="238.9pt"/>
    </style:style>
    <style:style style:name="co4" style:family="table-column">
      <style:table-column-properties fo:break-before="auto" style:column-width="794.49pt"/>
    </style:style>
    <style:style style:name="co5" style:family="table-column">
      <style:table-column-properties fo:break-before="auto" style:column-width="64.01pt"/>
    </style:style>
    <style:style style:name="ro1" style:family="table-row">
      <style:table-row-properties style:row-height="37.5pt" fo:break-before="auto" style:use-optimal-row-height="false"/>
    </style:style>
    <style:style style:name="ro2" style:family="table-row">
      <style:table-row-properties style:row-height="75pt" fo:break-before="auto" style:use-optimal-row-height="false"/>
    </style:style>
    <style:style style:name="ro3" style:family="table-row">
      <style:table-row-properties style:row-height="13.8pt" fo:break-before="auto" style:use-optimal-row-height="true"/>
    </style:style>
    <style:style style:name="ro4"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5" style:family="table-cell" style:parent-style-name="Default">
      <style:table-cell-properties fo:background-color="#a4c2f4"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eeeeee"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3f3f3"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efefe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eeeeee"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3f3f3"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 style:family="table-cell" style:parent-style-name="Default">
      <style:table-cell-properties fo:background-color="#a4c2f4"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efefe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ackground-color="#eeeeee"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3f3f3"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ackground-color="transparent"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efefe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ackground-color="#eeeee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transparent"/>
    </style:style>
    <style:style style:name="ce38" style:family="table-cell" style:parent-style-name="Default">
      <style:table-cell-properties fo:background-color="#eeeee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number-columns-repeated="1019" table:default-cell-style-name="Default"/>
        <table:table-column table:style-name="co5" table:default-cell-style-name="Default"/>
        <table:table-row table:style-name="ro1">
          <table:table-cell table:style-name="ce5" office:value-type="string" calcext:value-type="string">
            <text:p>Item</text:p>
          </table:table-cell>
          <table:table-cell table:style-name="ce5" office:value-type="string" calcext:value-type="string">
            <text:p>Quantity</text:p>
          </table:table-cell>
          <table:table-cell table:style-name="ce5" office:value-type="string" calcext:value-type="string">
            <text:p>Note</text:p>
          </table:table-cell>
          <table:table-cell table:style-name="ce1" office:value-type="string" calcext:value-type="string">
            <text:p>Source</text:p>
          </table:table-cell>
          <table:table-cell table:style-name="ce1" table:number-columns-repeated="22"/>
          <table:table-cell table:number-columns-repeated="998"/>
        </table:table-row>
        <table:table-row table:style-name="ro2">
          <table:table-cell table:style-name="ce16" office:value-type="string" calcext:value-type="string">
            <text:p>OpenBuild </text:p>
            <text:p>VSlot </text:p>
            <text:p>2040 </text:p>
            <text:p>1000mm</text:p>
          </table:table-cell>
          <table:table-cell table:style-name="ce16" office:value-type="float" office:value="3" calcext:value-type="float">
            <text:p>3</text:p>
          </table:table-cell>
          <table:table-cell table:style-name="ce21" office:value-type="string" calcext:value-type="string">
            <text:p><text:s/>Frame S - each to be cut to 250 + 250 + 500 mm</text:p>
          </table:table-cell>
          <table:table-cell table:style-name="ce28" table:formula="of:=HYPERLINK(&quot;http://www.ratrig.com/hardware2/vslot/v-slot-2040.html)&quot;;&quot;RatRig&quot;)" office:value-type="string" office:string-value="RatRig" calcext:value-type="string">
            <text:p>RatRig</text:p>
          </table:table-cell>
          <table:table-cell table:style-name="ce33" table:number-columns-repeated="22"/>
          <table:table-cell table:style-name="ce37" table:number-columns-repeated="998"/>
        </table:table-row>
        <table:table-row table:style-name="ro2">
          <table:table-cell table:style-name="ce6" office:value-type="string" calcext:value-type="string">
            <text:p>OpenBuild </text:p>
            <text:p>VSlot </text:p>
            <text:p>2040 </text:p>
            <text:p>1000mm</text:p>
          </table:table-cell>
          <table:table-cell table:style-name="ce6" office:value-type="float" office:value="3" calcext:value-type="float">
            <text:p>3</text:p>
          </table:table-cell>
          <table:table-cell table:style-name="ce9" office:value-type="string" calcext:value-type="string">
            <text:p><text:s/>Frame M - cut to 300 + 700 mm</text:p>
          </table:table-cell>
          <table:table-cell table:style-name="ce12" table:formula="of:=HYPERLINK(&quot;http://www.ratrig.com/hardware2/vslot/v-slot-2040.html)&quot;;&quot;RatRig&quot;)" office:value-type="string" office:string-value="RatRig" calcext:value-type="string">
            <text:p>RatRig</text:p>
          </table:table-cell>
          <table:table-cell table:style-name="ce2" table:number-columns-repeated="22"/>
          <table:table-cell table:number-columns-repeated="998"/>
        </table:table-row>
        <table:table-row table:style-name="ro2">
          <table:table-cell table:style-name="ce6" office:value-type="string" calcext:value-type="string">
            <text:p>OpenBuild </text:p>
            <text:p>VSlot </text:p>
            <text:p>2020 </text:p>
            <text:p>1000mm</text:p>
          </table:table-cell>
          <table:table-cell table:style-name="ce6" office:value-type="float" office:value="2" calcext:value-type="float">
            <text:p>2</text:p>
          </table:table-cell>
          <table:table-cell table:style-name="ce9" office:value-type="string" calcext:value-type="string">
            <text:p><text:s/>Frame M - cut to 300 + 300 +300 mm</text:p>
          </table:table-cell>
          <table:table-cell table:style-name="ce12" table:formula="of:=HYPERLINK(&quot;http://www.ratrig.com/hardware2/vslot/v-slot-2020.html)&quot;;&quot;RatRig&quot;)" office:value-type="string" office:string-value="RatRig" calcext:value-type="string">
            <text:p>RatRig</text:p>
          </table:table-cell>
          <table:table-cell table:style-name="ce2" table:number-columns-repeated="22"/>
          <table:table-cell table:number-columns-repeated="998"/>
        </table:table-row>
        <table:table-row table:style-name="ro2">
          <table:table-cell table:style-name="ce7" office:value-type="string" calcext:value-type="string">
            <text:p>carbon fiber tube</text:p>
            <text:p>8x6x500mm </text:p>
          </table:table-cell>
          <table:table-cell table:style-name="ce7" office:value-type="float" office:value="3" calcext:value-type="float">
            <text:p>3</text:p>
          </table:table-cell>
          <table:table-cell table:style-name="ce10" office:value-type="string" calcext:value-type="string">
            <text:p>Frame S – request cuts of 245 mm each</text:p>
            <text:p/>
            <text:p>The length of the arms doesn't need to be the exact but SHALL BE THE SAME for all of them. Trim them down with sandpaper if the difference is visible to the naked eye</text:p>
          </table:table-cell>
          <table:table-cell table:style-name="ce13" table:formula="of:=HYPERLINK(&quot;https://www.aliexpress.com/item/2pcs-3K-Matte-Twill-Carbon-Fiber-Tube-Pipe-OD-8mm-ID-6mm-Length-500mm-Tubes-Twill/32760008446.html?spm=a2g0s.9042311.0.0.klGJbE&quot;;&quot;AliExpress&quot;)" office:value-type="string" office:string-value="AliExpress" calcext:value-type="string">
            <text:p>AliExpress</text:p>
          </table:table-cell>
          <table:table-cell table:style-name="ce3" table:number-columns-repeated="22"/>
          <table:table-cell table:number-columns-repeated="998"/>
        </table:table-row>
        <table:table-row table:style-name="ro2">
          <table:table-cell table:style-name="ce19" office:value-type="string" calcext:value-type="string">
            <text:p>carbon fiber tube</text:p>
            <text:p>8x6x1000mm </text:p>
          </table:table-cell>
          <table:table-cell table:style-name="ce19" office:value-type="float" office:value="2" calcext:value-type="float">
            <text:p>2</text:p>
          </table:table-cell>
          <table:table-cell table:style-name="ce24" office:value-type="string" calcext:value-type="string">
            <text:p>Frame M – request cuts of 330 mm each</text:p>
            <text:p/>
            <text:p>The length of the arms doesn't need to be the exact but SHALL BE THE SAME for all of them. Trim them down with sandpaper if the difference is visible to the naked eye</text:p>
          </table:table-cell>
          <table:table-cell table:style-name="ce31" table:formula="of:=HYPERLINK(&quot;https://www.aliexpress.com/item/2pcs-3K-Matte-Twill-Carbon-Fiber-Tube-Pipe-OD-8mm-ID-6mm-Length-500mm-Tubes-Twill/32760008446.html?spm=a2g0s.9042311.0.0.klGJbE&quot;;&quot;AliExpress&quot;)" office:value-type="string" office:string-value="AliExpress" calcext:value-type="string">
            <text:p>AliExpress</text:p>
          </table:table-cell>
          <table:table-cell table:style-name="ce36" table:number-columns-repeated="22"/>
          <table:table-cell table:style-name="ce38" table:number-columns-repeated="998"/>
        </table:table-row>
        <table:table-row table:style-name="ro2">
          <table:table-cell table:style-name="ce7" office:value-type="string" calcext:value-type="string">
            <text:p>220x3mm round </text:p>
            <text:p>aluminum</text:p>
            <text:p>heat bed</text:p>
          </table:table-cell>
          <table:table-cell table:style-name="ce7" office:value-type="float" office:value="1" calcext:value-type="float">
            <text:p>1</text:p>
          </table:table-cell>
          <table:table-cell table:style-name="ce11"/>
          <table:table-cell table:style-name="ce13" table:formula="of:=HYPERLINK(&quot;https://www.aliexpress.com/item/MK3-Heat-bed-220-3mm-Aluminum-Heatbed-dual-power-12V-or-24V-round-PCB-Heat-bed/32810724832.html?spm=2114.search0104.3.24.6CRd9Q&amp;ws_ab_test=searchweb0_0,searchweb201602_4_10152_10065_10151_10068_10344_10345_10342_10343_10340&quot;&amp;&quot;_10341_10541_10304_10307_10301_10060_10155_10154_10056_10055_10539_10537_10536_10059_10534_10533_100031_5740020_10103_10102_5670015_10142_10107_5660015_10562_10084_10563_10083_10561_10566_10564_10565_10177_10312_10313_10314_5650015_10550_10073_10551_10552&quot;&amp;&quot;_10553_10554_10557,searchweb201603_4,ppcSwitch_3&amp;btsid=8fb5f9c9-909a-49b7-9b93-7527b8539a9a&amp;algo_expid=da62deae-f80d-4b72-a104-69cbdc15acde-3&amp;algo_pvid=da62deae-f80d-4b72-a104-69cbdc15acde) | dual power supply 12/24 VDC&quot;;&quot;AliExpress&quot;)" office:value-type="string" office:string-value="AliExpress" calcext:value-type="string">
            <text:p>AliExpress</text:p>
          </table:table-cell>
          <table:table-cell table:style-name="ce3" table:number-columns-repeated="22"/>
          <table:table-cell table:number-columns-repeated="998"/>
        </table:table-row>
        <table:table-row table:style-name="ro2">
          <table:table-cell table:style-name="ce7" office:value-type="string" calcext:value-type="string">
            <text:p>OpenBuild </text:p>
            <text:p>VSlot </text:p>
            <text:p>mini wheel</text:p>
          </table:table-cell>
          <table:table-cell table:style-name="ce7" office:value-type="float" office:value="9" calcext:value-type="float">
            <text:p>9</text:p>
          </table:table-cell>
          <table:table-cell table:style-name="ce11" office:value-type="string" calcext:value-type="string">
            <text:p>3x each carriage</text:p>
          </table:table-cell>
          <table:table-cell table:style-name="ce13" table:formula="of:=HYPERLINK(&quot;https://www.aliexpress.com/item/10pcs-Openbuilds-V-Slot-Linear-Extrusion-Wheels-Delrin-plastic-Idler-Pulley-For-guide-rail-3D-Printer/32623054810.html?spm=a2g0s.9042311.0.0.PRsbEH&quot;;&quot;AliExpress&quot;)" office:value-type="string" office:string-value="AliExpress" calcext:value-type="string">
            <text:p>AliExpress</text:p>
          </table:table-cell>
          <table:table-cell table:style-name="ce3" table:number-columns-repeated="22"/>
          <table:table-cell table:number-columns-repeated="998"/>
        </table:table-row>
        <table:table-row table:style-name="ro2">
          <table:table-cell table:style-name="ce7" office:value-type="string" calcext:value-type="string">
            <text:p>NEMA 17</text:p>
            <text:p>stepper motor</text:p>
          </table:table-cell>
          <table:table-cell table:style-name="ce7" office:value-type="float" office:value="4" calcext:value-type="float">
            <text:p>4</text:p>
          </table:table-cell>
          <table:table-cell table:style-name="ce11" office:value-type="string" calcext:value-type="string">
            <text:p>cable included</text:p>
          </table:table-cell>
          <table:table-cell table:style-name="ce13" table:formula="of:=HYPERLINK(&quot;https://www.aliexpress.com/item/5pcs-lot-Free-Shipping-3D-printer-4-lead-Nema17-Stepper-Motor-42-motor-Nema-17-motor/32728425552.html?spm=a2g0s.9042311.0.0.ILHYQ7&quot;;&quot;AliExpress&quot;)" office:value-type="string" office:string-value="AliExpress" calcext:value-type="string">
            <text:p>AliExpress</text:p>
          </table:table-cell>
          <table:table-cell table:style-name="ce3" table:number-columns-repeated="22"/>
          <table:table-cell table:number-columns-repeated="998"/>
        </table:table-row>
        <table:table-row table:style-name="ro2">
          <table:table-cell table:style-name="ce7" office:value-type="string" calcext:value-type="string">
            <text:p>GT2 Pulley </text:p>
            <text:p>20 teeth</text:p>
            <text:p>5mm bore</text:p>
          </table:table-cell>
          <table:table-cell table:style-name="ce7" office:value-type="float" office:value="3" calcext:value-type="float">
            <text:p>3</text:p>
          </table:table-cell>
          <table:table-cell table:style-name="ce11" office:value-type="string" calcext:value-type="string">
            <text:p>lock on motor shaft with set screws</text:p>
          </table:table-cell>
          <table:table-cell table:style-name="ce13" table:formula="of:=HYPERLINK(&quot;https://www.aliexpress.com/item/POWGE-GT2-Timing-Pulley-20-teeth-Bore-5mm-6mm-6-35mm-8mm-for-Width-6mm-GT2/32226562320.html?spm=a2g0s.9042311.0.0.GULa1d&quot;;&quot;AliExpress&quot;)" office:value-type="string" office:string-value="AliExpress" calcext:value-type="string">
            <text:p>AliExpress</text:p>
          </table:table-cell>
          <table:table-cell table:style-name="ce3" table:number-columns-repeated="22"/>
          <table:table-cell table:number-columns-repeated="998"/>
        </table:table-row>
        <table:table-row table:style-name="ro2">
          <table:table-cell table:style-name="ce7" office:value-type="string" calcext:value-type="string">
            <text:p>GT2 Pulley </text:p>
            <text:p>16 teeth</text:p>
            <text:p>3mm bore</text:p>
          </table:table-cell>
          <table:table-cell table:style-name="ce7" office:value-type="float" office:value="3" calcext:value-type="float">
            <text:p>3</text:p>
          </table:table-cell>
          <table:table-cell table:style-name="ce11"/>
          <table:table-cell table:style-name="ce13" table:formula="of:=HYPERLINK(&quot;https://www.aliexpress.com/item/New-GT2-Idler-Timing-Pulley-Bearing-20T-3-5mm-Bore-20-Teeth-Suitable-For-6mm-Belt/32823859861.html?spm=2114.search0104.3.106.67072611keiUCG&amp;ws_ab_test=searchweb0_0,searchweb201602_1_10065_5729911_10068_319_317_10696_10924_1&quot;&amp;&quot;0084_453_454_10083_10618_10920_10921_10304_10307_10922_10820_10301_10821_537_536_5730811_10843_10059_10884_10887_100031_321_322_10103,searchweb201603_51,ppcSwitch_0&amp;algo_expid=6ee4a8a3-9d23-44bf-a33f-51599d1941f9-15&amp;algo_pvid=6ee4a8a3-9d23-44bf-a33f-51599&quot;&amp;&quot;d1941f9&quot;;&quot;AliExpress&quot;)" office:value-type="string" office:string-value="AliExpress" calcext:value-type="string">
            <text:p>AliExpress</text:p>
          </table:table-cell>
          <table:table-cell table:style-name="ce3" table:number-columns-repeated="22"/>
          <table:table-cell table:number-columns-repeated="998"/>
        </table:table-row>
        <table:table-row table:style-name="ro2">
          <table:table-cell table:style-name="ce7" office:value-type="string" calcext:value-type="string">
            <text:p>GT2 Timing Belt</text:p>
            <text:p>6mm width</text:p>
          </table:table-cell>
          <table:table-cell table:style-name="ce7" office:value-type="string" calcext:value-type="string">
            <text:p>6m</text:p>
          </table:table-cell>
          <table:table-cell table:style-name="ce11"/>
          <table:table-cell table:style-name="ce13" table:formula="of:=HYPERLINK(&quot;https://www.aliexpress.com/item/POWGE-GT2-timing-belt-width-6mm-Rubber-2GT-6mm-used-in-linear-drive-Small-Backlash-2GT/2039635559.html?spm=a2g0s.9042311.0.0.HCFSwC&quot;;&quot;AliExpress&quot;)" office:value-type="string" office:string-value="AliExpress" calcext:value-type="string">
            <text:p>AliExpress</text:p>
          </table:table-cell>
          <table:table-cell table:style-name="ce3" table:number-columns-repeated="22"/>
          <table:table-cell table:number-columns-repeated="998"/>
        </table:table-row>
        <table:table-row table:style-name="ro2">
          <table:table-cell table:style-name="ce7" office:value-type="string" calcext:value-type="string">
            <text:p>10mm steel ball</text:p>
            <text:p>M4 thread </text:p>
          </table:table-cell>
          <table:table-cell table:style-name="ce7" office:value-type="float" office:value="12" calcext:value-type="float">
            <text:p>12</text:p>
          </table:table-cell>
          <table:table-cell table:style-name="ce11" office:value-type="string" calcext:value-type="string">
            <text:p>3x carriages</text:p>
            <text:p>3x effector</text:p>
          </table:table-cell>
          <table:table-cell table:style-name="ce13" table:formula="of:=HYPERLINK(&quot;https://www.aliexpress.com/item/High-Quality-Brand-New-16pcs-Set-10mm-M4-Threaded-Steel-Ball-Rod-Ends-For-Kossel-3D/32646492682.html?spm=a2g0s.9042311.0.0.kGG9eu&quot;;&quot;AliExpress&quot;)" office:value-type="string" office:string-value="AliExpress" calcext:value-type="string">
            <text:p>AliExpress</text:p>
          </table:table-cell>
          <table:table-cell table:style-name="ce3" table:number-columns-repeated="22"/>
          <table:table-cell table:number-columns-repeated="998"/>
        </table:table-row>
        <table:table-row table:style-name="ro2">
          <table:table-cell table:style-name="ce7" office:value-type="string" calcext:value-type="string">
            <text:p>6x13mm</text:p>
            <text:p>magnet rod</text:p>
          </table:table-cell>
          <table:table-cell table:style-name="ce7" office:value-type="float" office:value="12" calcext:value-type="float">
            <text:p>12</text:p>
          </table:table-cell>
          <table:table-cell table:style-name="ce11" office:value-type="string" calcext:value-type="string">
            <text:p>2x each arm</text:p>
          </table:table-cell>
          <table:table-cell table:style-name="ce13" table:formula="of:=HYPERLINK(&quot;https://www.supermagnete.de/eng/rod-magnets-neodymium/rod-magnet-diameter-6mm-height-13mm-neodymium-n48-nickel-plated_S-06-13-N&quot;;&quot;Supermagnete&quot;)" office:value-type="string" office:string-value="Supermagnete" calcext:value-type="string">
            <text:p>Supermagnete</text:p>
          </table:table-cell>
          <table:table-cell table:style-name="ce3" table:number-columns-repeated="22"/>
          <table:table-cell table:number-columns-repeated="998"/>
        </table:table-row>
        <table:table-row table:style-name="ro2">
          <table:table-cell table:style-name="ce7" office:value-type="string" calcext:value-type="string">
            <text:p>V6 lite hotend</text:p>
            <text:p>kit </text:p>
          </table:table-cell>
          <table:table-cell table:style-name="ce7"/>
          <table:table-cell table:style-name="ce11" office:value-type="string" calcext:value-type="string">
            <text:p>or original V6 all-metal hotend</text:p>
          </table:table-cell>
          <table:table-cell table:style-name="ce13" table:formula="of:=HYPERLINK(&quot;https://e3d-online.com/lite6&quot;;&quot;e3d-online&quot;)" office:value-type="string" office:string-value="e3d-online" calcext:value-type="string">
            <text:p>e3d-online</text:p>
          </table:table-cell>
          <table:table-cell table:style-name="ce3" table:number-columns-repeated="22"/>
          <table:table-cell table:number-columns-repeated="998"/>
        </table:table-row>
        <table:table-row table:style-name="ro2">
          <table:table-cell table:style-name="ce7" office:value-type="string" calcext:value-type="string">
            <text:p>12V 15A</text:p>
            <text:p>power supply</text:p>
          </table:table-cell>
          <table:table-cell table:style-name="ce7" office:value-type="float" office:value="1" calcext:value-type="float">
            <text:p>1</text:p>
          </table:table-cell>
          <table:table-cell table:style-name="ce11"/>
          <table:table-cell table:style-name="ce13" table:formula="of:=HYPERLINK(&quot;https://www.aliexpress.com/item/2016-Brand-New-Mini-Size-Led-Power-Supply-12V-5A-8-5A-10A-12-5A-15A/32571488140.html?spm=a2g0s.9042311.0.0.TDTzy6&quot;;&quot;AliExpress&quot;)" office:value-type="string" office:string-value="AliExpress" calcext:value-type="string">
            <text:p>AliExpress</text:p>
          </table:table-cell>
          <table:table-cell table:style-name="ce3" table:number-columns-repeated="22"/>
          <table:table-cell table:number-columns-repeated="998"/>
        </table:table-row>
        <table:table-row table:style-name="ro2">
          <table:table-cell table:style-name="ce7" office:value-type="string" calcext:value-type="string">
            <text:p>KW-1-2A</text:p>
            <text:p>micro switch</text:p>
          </table:table-cell>
          <table:table-cell table:style-name="ce7" office:value-type="float" office:value="1" calcext:value-type="float">
            <text:p>1</text:p>
          </table:table-cell>
          <table:table-cell table:style-name="ce11" office:value-type="string" calcext:value-type="string">
            <text:p>remove lever</text:p>
          </table:table-cell>
          <table:table-cell table:style-name="ce13" table:formula="of:=HYPERLINK(&quot;https://www.aliexpress.com/item/Free-Shipping-100pcs-KW-1-2A-Small-lever-micro-limit-switch/32546855308.html?spm=a2g0s.9042311.0.0.kGG9eu&quot;;&quot;AliExpress&quot;)" office:value-type="string" office:string-value="AliExpress" calcext:value-type="string">
            <text:p>AliExpress</text:p>
          </table:table-cell>
          <table:table-cell table:style-name="ce3" table:number-columns-repeated="22"/>
          <table:table-cell table:number-columns-repeated="998"/>
        </table:table-row>
        <table:table-row table:style-name="ro2">
          <table:table-cell table:style-name="ce7" office:value-type="string" calcext:value-type="string">
            <text:p>KW11-B</text:p>
            <text:p>switch</text:p>
          </table:table-cell>
          <table:table-cell table:style-name="ce7" office:value-type="float" office:value="3" calcext:value-type="float">
            <text:p>3</text:p>
          </table:table-cell>
          <table:table-cell table:style-name="ce11" office:value-type="string" calcext:value-type="string">
            <text:p>remove lever</text:p>
          </table:table-cell>
          <table:table-cell table:style-name="ce13" table:formula="of:=HYPERLINK(&quot;https://www.aliexpress.com/item/50-pieces-lot-KW11-B-microswitch-3pins-3P-5A-125-250V-10T85-18mm-long-handle/32528115223.html?spm=a2g0s.9042311.0.0.kGG9eu&quot;;&quot;AliExpress&quot;)" office:value-type="string" office:string-value="AliExpress" calcext:value-type="string">
            <text:p>AliExpress</text:p>
          </table:table-cell>
          <table:table-cell table:style-name="ce3" table:number-columns-repeated="22"/>
          <table:table-cell table:number-columns-repeated="998"/>
        </table:table-row>
        <table:table-row table:style-name="ro2">
          <table:table-cell table:style-name="ce7" office:value-type="string" calcext:value-type="string">
            <text:p>40x10mm</text:p>
            <text:p>radial blow fan</text:p>
          </table:table-cell>
          <table:table-cell table:style-name="ce7" office:value-type="float" office:value="2" calcext:value-type="float">
            <text:p>2</text:p>
          </table:table-cell>
          <table:table-cell table:style-name="ce11" office:value-type="string" calcext:value-type="string">
            <text:p>2x effector print cooling fan</text:p>
          </table:table-cell>
          <table:table-cell table:style-name="ce13" table:formula="of:=HYPERLINK(&quot;https://www.aliexpress.com/item/2PCS-Gdstime-3D-Printer-Accessories-12V-4010-Turbo-Fan-Blower-Cooling-Fans/32798634077.html?spm=2114.search0104.3.1.JZD2M0&amp;ws_ab_test=searchweb0_0,searchweb201602_4_10152_10065_10151_10068_10344_10345_10342_10343_10340_1034&quot;&amp;&quot;1_10541_10304_10307_10301_10060_10155_10154_10056_10055_10539_10537_10536_10059_10534_10533_100031_5740020_10103_10102_5670015_10142_10107_5660015_10562_10084_10563_10083_10561_10566_10564_10565_10177_10312_10313_10314_5650015_10550_10073_10551_10552_1055&quot;&amp;&quot;3_10554_10557-10550,searchweb201603_4,ppcSwitch_3&amp;btsid=865fca59-18db-4c61-a1d9-3e1b5e645c15&amp;algo_expid=130e9844-96a3-4fec-99b5-247656b3c181-0&amp;algo_pvid=130e9844-96a3-4fec-99b5-247656b3c181&quot;;&quot;AliExpress&quot;)" office:value-type="string" office:string-value="AliExpress" calcext:value-type="string">
            <text:p>AliExpress</text:p>
          </table:table-cell>
          <table:table-cell table:style-name="ce3" table:number-columns-repeated="22"/>
          <table:table-cell table:number-columns-repeated="998"/>
        </table:table-row>
        <table:table-row table:style-name="ro2">
          <table:table-cell table:style-name="ce7" office:value-type="string" calcext:value-type="string">
            <text:p>M5x8mm</text:p>
            <text:p>hex screw</text:p>
            <text:p>low profile</text:p>
          </table:table-cell>
          <table:table-cell table:style-name="ce7" office:value-type="float" office:value="100" calcext:value-type="float">
            <text:p>100</text:p>
          </table:table-cell>
          <table:table-cell table:style-name="ce11" office:value-type="string" calcext:value-type="string">
            <text:p>12x each motor and idler corner </text:p>
          </table:table-cell>
          <table:table-cell table:style-name="ce13" table:formula="of:=HYPERLINK(&quot;https://www.aliexpress.com/item/Low-profile-screws-M5-8-100pcs/32660374302.html?spm=a2g0s.9042311.0.0.a8D2XV&quot;;&quot;AliExpress&quot;)" office:value-type="string" office:string-value="AliExpress" calcext:value-type="string">
            <text:p>AliExpress</text:p>
          </table:table-cell>
          <table:table-cell table:style-name="ce3" table:number-columns-repeated="22"/>
          <table:table-cell table:number-columns-repeated="998"/>
        </table:table-row>
        <table:table-row table:style-name="ro2">
          <table:table-cell table:style-name="ce7" office:value-type="string" calcext:value-type="string">
            <text:p>M5 T-nut</text:p>
            <text:p>hammer head</text:p>
          </table:table-cell>
          <table:table-cell table:style-name="ce7" office:value-type="float" office:value="100" calcext:value-type="float">
            <text:p>100</text:p>
          </table:table-cell>
          <table:table-cell table:style-name="ce11" office:value-type="string" calcext:value-type="string">
            <text:p>12x each motor and idler corner </text:p>
          </table:table-cell>
          <table:table-cell table:style-name="ce13" table:formula="of:=HYPERLINK(&quot;https://www.aliexpress.com/item/100pcs-lot-High-Quality-T-nut-Hammer-Head-Fasten-Nut-M5-Connector-Nickel-Plated-for-20/32716318190.html?spm=a2g0s.9042311.0.0.a8D2XV&quot;;&quot;AliExpress&quot;)" office:value-type="string" office:string-value="AliExpress" calcext:value-type="string">
            <text:p>AliExpress</text:p>
          </table:table-cell>
          <table:table-cell table:style-name="ce3" table:number-columns-repeated="22"/>
          <table:table-cell table:number-columns-repeated="998"/>
        </table:table-row>
        <table:table-row table:style-name="ro2">
          <table:table-cell table:style-name="ce7" office:value-type="string" calcext:value-type="string">
            <text:p>M4x10mm screw</text:p>
            <text:p>DIN 912</text:p>
          </table:table-cell>
          <table:table-cell table:style-name="ce7" office:value-type="float" office:value="12" calcext:value-type="float">
            <text:p>12</text:p>
          </table:table-cell>
          <table:table-cell table:style-name="ce11" office:value-type="string" calcext:value-type="string">
            <text:p>3x carriage</text:p>
            <text:p>3x effector</text:p>
          </table:table-cell>
          <table:table-cell table:style-name="ce13" table:formula="of:=HYPERLINK(&quot;https://www.aliexpress.com/item/M4-series-100pcs-Stainless-steel-hex-socket-screws-M4-4-5-6-8-10-12-30/32662311536.html?spm=a2g0s.9042311.0.0.hgOs58&quot;;&quot;AliExpress&quot;)" office:value-type="string" office:string-value="AliExpress" calcext:value-type="string">
            <text:p>AliExpress</text:p>
          </table:table-cell>
          <table:table-cell table:style-name="ce3" table:number-columns-repeated="22"/>
          <table:table-cell table:number-columns-repeated="998"/>
        </table:table-row>
        <table:table-row table:style-name="ro2">
          <table:table-cell table:style-name="ce7" office:value-type="string" calcext:value-type="string">
            <text:p>M5x20mm screw</text:p>
            <text:p>DIN 912</text:p>
          </table:table-cell>
          <table:table-cell table:style-name="ce7" office:value-type="float" office:value="3" calcext:value-type="float">
            <text:p>3</text:p>
          </table:table-cell>
          <table:table-cell table:style-name="ce11" office:value-type="string" calcext:value-type="string">
            <text:p>idler pulley mount</text:p>
          </table:table-cell>
          <table:table-cell table:style-name="ce13" table:formula="of:=HYPERLINK(&quot;https://www.aliexpress.com/item/QINTIDES-M5-Hexagon-socket-head-cap-screws-304-stainless-steel-hexagon-screw-DIN-912-M5/32860098615.html?spm=2114.search0104.3.55.4fd74a9bfDE8HQ&amp;ws_ab_test=searchweb0_0%2Csearchweb201602_1_10152_10151_10065_10344_10068_1034&quot;&amp;&quot;2_10343_5722611_10340_10341_10698_10696_5722911_5722811_10084_5722711_10083_10618_10304_10307_10301_5711211_10059_308_100031_10103_10624_10623_10622_10621_10620_5711311_5722511%2Csearchweb201603_36%2CppcSwitch_5&amp;algo_expid=dda400d4-e5b3-4476-92da-2a7ef72f&quot;&amp;&quot;360b-7&amp;algo_pvid=dda400d4-e5b3-4476-92da-2a7ef72f360b&amp;priceBeautifyAB=0&quot;;&quot;AliExpress&quot;)" office:value-type="string" office:string-value="AliExpress" calcext:value-type="string">
            <text:p>AliExpress</text:p>
          </table:table-cell>
          <table:table-cell table:style-name="ce3" table:number-columns-repeated="22"/>
          <table:table-cell table:number-columns-repeated="998"/>
        </table:table-row>
        <table:table-row table:style-name="ro2">
          <table:table-cell table:style-name="ce7" office:value-type="string" calcext:value-type="string">
            <text:p>M5x16mm screw</text:p>
            <text:p>DIN 912</text:p>
          </table:table-cell>
          <table:table-cell table:style-name="ce7" office:value-type="float" office:value="9" calcext:value-type="float">
            <text:p>9</text:p>
          </table:table-cell>
          <table:table-cell table:style-name="ce11" office:value-type="string" calcext:value-type="string">
            <text:p>3x carriage wheels</text:p>
          </table:table-cell>
          <table:table-cell table:style-name="ce13" table:formula="of:=HYPERLINK(&quot;https://www.aliexpress.com/item/QINTIDES-M5-Hexagon-socket-head-cap-screws-304-stainless-steel-hexagon-screw-DIN-912-M5/32860098615.html?spm=2114.search0104.3.55.4fd74a9bfDE8HQ&amp;ws_ab_test=searchweb0_0%2Csearchweb201602_1_10152_10151_10065_10344_10068_1034&quot;&amp;&quot;2_10343_5722611_10340_10341_10698_10696_5722911_5722811_10084_5722711_10083_10618_10304_10307_10301_5711211_10059_308_100031_10103_10624_10623_10622_10621_10620_5711311_5722511%2Csearchweb201603_36%2CppcSwitch_5&amp;algo_expid=dda400d4-e5b3-4476-92da-2a7ef72f&quot;&amp;&quot;360b-7&amp;algo_pvid=dda400d4-e5b3-4476-92da-2a7ef72f360b&amp;priceBeautifyAB=0&quot;;&quot;AliExpress&quot;)" office:value-type="string" office:string-value="AliExpress" calcext:value-type="string">
            <text:p>AliExpress</text:p>
          </table:table-cell>
          <table:table-cell table:style-name="ce3" table:number-columns-repeated="22"/>
          <table:table-cell table:number-columns-repeated="998"/>
        </table:table-row>
        <table:table-row table:style-name="ro2">
          <table:table-cell table:style-name="ce7" office:value-type="string" calcext:value-type="string">
            <text:p>M3x10mm screw</text:p>
            <text:p>DIN 912</text:p>
          </table:table-cell>
          <table:table-cell table:style-name="ce7" office:value-type="float" office:value="12" calcext:value-type="float">
            <text:p>12</text:p>
          </table:table-cell>
          <table:table-cell table:style-name="ce11" office:value-type="string" calcext:value-type="string">
            <text:p>4x each stepper motor mount</text:p>
          </table:table-cell>
          <table:table-cell table:style-name="ce13" table:formula="of:=HYPERLINK(&quot;https://www.aliexpress.com/item/250pc-set-M3-Cap-Button-Flat-Head-A2-Stainless-Steel-Hex-Socket-Screws-Bolt-With-Hex/32775208136.html?spm=a2g0s.9042311.0.0.a8Ght0&quot;;&quot;AliExpress&quot;)" office:value-type="string" office:string-value="AliExpress" calcext:value-type="string">
            <text:p>AliExpress</text:p>
          </table:table-cell>
          <table:table-cell table:style-name="ce3" table:number-columns-repeated="22"/>
          <table:table-cell table:number-columns-repeated="998"/>
        </table:table-row>
        <table:table-row table:style-name="ro2">
          <table:table-cell table:style-name="ce7" office:value-type="string" calcext:value-type="string">
            <text:p>M3x20mm screw</text:p>
            <text:p>DIN 912</text:p>
          </table:table-cell>
          <table:table-cell table:style-name="ce7" office:value-type="float" office:value="1" calcext:value-type="float">
            <text:p>1</text:p>
          </table:table-cell>
          <table:table-cell table:style-name="ce11" office:value-type="string" calcext:value-type="string">
            <text:p>1x effector tower spring</text:p>
          </table:table-cell>
          <table:table-cell table:style-name="ce13" table:formula="of:=HYPERLINK(&quot;https://www.aliexpress.com/item/250pc-set-M3-Cap-Button-Flat-Head-A2-Stainless-Steel-Hex-Socket-Screws-Bolt-With-Hex/32775208136.html?spm=a2g0s.9042311.0.0.a8Ght0&quot;;&quot;AliExpress&quot;)" office:value-type="string" office:string-value="AliExpress" calcext:value-type="string">
            <text:p>AliExpress</text:p>
          </table:table-cell>
          <table:table-cell table:style-name="ce3" table:number-columns-repeated="22"/>
          <table:table-cell table:number-columns-repeated="998"/>
        </table:table-row>
        <table:table-row table:style-name="ro2">
          <table:table-cell table:style-name="ce7" office:value-type="string" calcext:value-type="string">
            <text:p>M3x30mm screw</text:p>
            <text:p>DIN 912</text:p>
          </table:table-cell>
          <table:table-cell table:style-name="ce7" office:value-type="float" office:value="2" calcext:value-type="float">
            <text:p>2</text:p>
          </table:table-cell>
          <table:table-cell table:style-name="ce11" office:value-type="string" calcext:value-type="string">
            <text:p>2x effector tower collar</text:p>
          </table:table-cell>
          <table:table-cell table:style-name="ce13" table:formula="of:=HYPERLINK(&quot;https://www.aliexpress.com/item/250pc-set-M3-Cap-Button-Flat-Head-A2-Stainless-Steel-Hex-Socket-Screws-Bolt-With-Hex/32775208136.html?spm=a2g0s.9042311.0.0.a8Ght0&quot;;&quot;AliExpress&quot;)" office:value-type="string" office:string-value="AliExpress" calcext:value-type="string">
            <text:p>AliExpress</text:p>
          </table:table-cell>
          <table:table-cell table:style-name="ce3" table:number-columns-repeated="22"/>
          <table:table-cell table:number-columns-repeated="998"/>
        </table:table-row>
        <table:table-row table:style-name="ro2">
          <table:table-cell table:style-name="ce8" office:value-type="string" calcext:value-type="string">
            <text:p>M3x40mm screw</text:p>
            <text:p>DIN 912</text:p>
          </table:table-cell>
          <table:table-cell table:style-name="ce8" office:value-type="float" office:value="1" calcext:value-type="float">
            <text:p>1</text:p>
          </table:table-cell>
          <table:table-cell table:style-name="ce4" office:value-type="string" calcext:value-type="string">
            <text:p>1x effector tower rotation</text:p>
          </table:table-cell>
          <table:table-cell table:style-name="ce14" table:formula="of:=HYPERLINK(&quot;https://www.aliexpress.com/item/250pc-set-M3-Cap-Button-Flat-Head-A2-Stainless-Steel-Hex-Socket-Screws-Bolt-With-Hex/32775208136.html?spm=a2g0s.9042311.0.0.a8Ght0&quot;;&quot;AliExpress&quot;)" office:value-type="string" office:string-value="AliExpress" calcext:value-type="string">
            <text:p>AliExpress</text:p>
          </table:table-cell>
          <table:table-cell table:style-name="ce4" table:number-columns-repeated="22"/>
          <table:table-cell table:number-columns-repeated="998"/>
        </table:table-row>
        <table:table-row table:style-name="ro2">
          <table:table-cell table:style-name="ce7" office:value-type="string" calcext:value-type="string">
            <text:p>M2.5x12mm screw</text:p>
            <text:p>DIN 912</text:p>
          </table:table-cell>
          <table:table-cell table:style-name="ce7" office:value-type="float" office:value="6" calcext:value-type="float">
            <text:p>6</text:p>
          </table:table-cell>
          <table:table-cell table:style-name="ce11" office:value-type="string" calcext:value-type="string">
            <text:p>6x endstop switches</text:p>
          </table:table-cell>
          <table:table-cell table:style-name="ce13" table:formula="of:=HYPERLINK(&quot;https://www.aliexpress.com/item/100pcs-Lot-Metric-Thread-DIN912-M2-5x12-mm-M2-5-12-mm-Black-Grade-12-9/32808680386.html?spm=2114.search0104.3.1.5b78283fxNCSf1&amp;ws_ab_test=searchweb0_0,searchweb201602_4_10065_10068_5729913_319_317_10696_10084_453_454_10083_&quot;&amp;&quot;10618_10304_10307_10820_10301_10821_537_536_5730813_10843_5733313_10059_10884_5733213_5733113_10887_100031_321_5733413_322_10103_5733613_5733513,searchweb201603_51,ppcSwitch_0&amp;algo_expid=8e33311f-99a9-41ae-82cd-a306f8c8c952-0&amp;algo_pvid=8e33311f-99a9-41ae-&quot;&amp;&quot;82cd-a306f8c8c952&quot;;&quot;AliExpress&quot;)" office:value-type="string" office:string-value="AliExpress" calcext:value-type="string">
            <text:p>AliExpress</text:p>
          </table:table-cell>
          <table:table-cell table:style-name="ce3" table:number-columns-repeated="22"/>
          <table:table-cell table:number-columns-repeated="998"/>
        </table:table-row>
        <table:table-row table:style-name="ro2">
          <table:table-cell table:style-name="ce7" office:value-type="string" calcext:value-type="string">
            <text:p>M3 nut</text:p>
          </table:table-cell>
          <table:table-cell table:style-name="ce7" office:value-type="float" office:value="9" calcext:value-type="float">
            <text:p>9</text:p>
          </table:table-cell>
          <table:table-cell table:style-name="ce11" office:value-type="string" calcext:value-type="string">
            <text:p>3x for effector</text:p>
            <text:p>3x belt lock mounts</text:p>
            <text:p>3x belt tensioners</text:p>
          </table:table-cell>
          <table:table-cell table:style-name="ce13" table:formula="of:=HYPERLINK(&quot;https://www.aliexpress.com/item/Free-shipping-100pcs-lot-Metric-thread-DIN934-M3-304-Stainless-Steel-Hex-Nuts/32405600179.html?spm=2114.search0104.3.2.62523035qCosh6&amp;ws_ab_test=searchweb0_0,searchweb201602_4_10065_10068_319_5729915_317_10696_453_10084_454&quot;&amp;&quot;_10083_10618_10304_10307_10820_10301_10821_538_5730815_537_536_10843_10059_10884_10887_100031_321_322_10103,searchweb201603_51,ppcSwitch_0&amp;algo_expid=c83c3045-e98f-4d2f-a879-4da756d62639-0&amp;algo_pvid=c83c3045-e98f-4d2f-a879-4da756d62639&quot;;&quot;AliExpress&quot;)" office:value-type="string" office:string-value="AliExpress" calcext:value-type="string">
            <text:p>AliExpress</text:p>
          </table:table-cell>
          <table:table-cell table:style-name="ce3" table:number-columns-repeated="22"/>
          <table:table-cell table:number-columns-repeated="998"/>
        </table:table-row>
        <table:table-row table:style-name="ro2">
          <table:table-cell table:style-name="ce7" office:value-type="string" calcext:value-type="string">
            <text:p>M2x8mm screw</text:p>
            <text:p>self tapping</text:p>
          </table:table-cell>
          <table:table-cell table:style-name="ce7" office:value-type="float" office:value="4" calcext:value-type="float">
            <text:p>4</text:p>
          </table:table-cell>
          <table:table-cell table:style-name="ce11" office:value-type="string" calcext:value-type="string">
            <text:p>2x (each) effector print cooling fan</text:p>
          </table:table-cell>
          <table:table-cell table:style-name="ce13" table:formula="of:=HYPERLINK(&quot;https://www.aliexpress.com/item/100pcs-Lot-Metric-Thread-carbon-steel-Hex-Socket-Head-Cap-self-tapping-Screw-Bolts-M2x8/32497369062.html?spm=a2g0s.9042311.0.0.S83osV&quot;;&quot;AliExpress&quot;)" office:value-type="string" office:string-value="AliExpress" calcext:value-type="string">
            <text:p>AliExpress</text:p>
          </table:table-cell>
          <table:table-cell table:style-name="ce3" table:number-columns-repeated="22"/>
          <table:table-cell table:number-columns-repeated="998"/>
        </table:table-row>
        <table:table-row table:style-name="ro2">
          <table:table-cell table:style-name="ce7" office:value-type="string" calcext:value-type="string">
            <text:p>3mm grommet</text:p>
          </table:table-cell>
          <table:table-cell table:style-name="ce7" office:value-type="float" office:value="1" calcext:value-type="float">
            <text:p>1</text:p>
          </table:table-cell>
          <table:table-cell table:style-name="ce11" office:value-type="string" calcext:value-type="string">
            <text:p>1x effector tower spring</text:p>
          </table:table-cell>
          <table:table-cell table:style-name="ce13" table:formula="of:=HYPERLINK(&quot;https://www.aliexpress.com/item/130pcs-3mm-Inner-Dia-Double-Sides-Wire-Grommets-Gasket-Cable-Protector/32824763799.html?spm=2114.10010108.addToCart.3.40452b58aWmesz&amp;gps-id=pcDetailCartBuyAlsoBuy&amp;scm=1007.12908.99722.0&amp;scm_id=1007.12908.99722.0&amp;scm-url=100&quot;&amp;&quot;7.12908.99722.0&amp;pvid=e0482584-8aa4-4b48-b3c4-3f44ccdf4fd8&quot;;&quot;AliExpress&quot;)" office:value-type="string" office:string-value="AliExpress" calcext:value-type="string">
            <text:p>AliExpress</text:p>
          </table:table-cell>
          <table:table-cell table:style-name="ce3" table:number-columns-repeated="22"/>
          <table:table-cell table:number-columns-repeated="998"/>
        </table:table-row>
        <table:table-row table:style-name="ro2" table:number-rows-repeated="2">
          <table:table-cell table:style-name="ce7" table:number-columns-repeated="2"/>
          <table:table-cell table:style-name="ce11" table:number-columns-repeated="2"/>
          <table:table-cell table:number-columns-repeated="1020"/>
        </table:table-row>
        <table:table-row table:style-name="ro3" table:number-rows-repeated="974">
          <table:table-cell table:style-name="ce7" table:number-columns-repeated="2"/>
          <table:table-cell table:style-name="ce11" table:number-columns-repeated="2"/>
          <table:table-cell table:number-columns-repeated="1020"/>
        </table:table-row>
        <table:table-row table:style-name="ro4" table:number-rows-repeated="1047567">
          <table:table-cell table:number-columns-repeated="1024"/>
        </table:table-row>
        <table:table-row table:style-name="ro4">
          <table:table-cell table:number-columns-repeated="1024"/>
        </table:table-row>
      </table:table>
      <table:named-expressions/>
      <table:database-ranges>
        <table:database-range table:name="Table_1" table:target-range-address="Sheet1.A2:Sheet1.Z32"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3">00/00/0000</text:date>, <text:time style:data-style-name="N2" text:time-value="18:45:53.713038633">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MacOSX_X86_64 LibreOffice_project/92a7159f7e4af62137622921e809f8546db437e5</meta:generator>
    <dc:date>2019-04-13T19:03:19.945904852</dc:date>
    <dc:creator>Stefano Cottafavi</dc:creator>
    <meta:editing-duration>PT7M38S</meta:editing-duration>
    <meta:editing-cycles>2</meta:editing-cycles>
    <meta:document-statistic meta:table-count="1" meta:cell-count="123" meta:object-count="0"/>
  </office:meta>
</office:document-meta>
</file>